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39000001AEFCF3DB545CCCC66E.png" manifest:media-type="image/png"/>
  <manifest:file-entry manifest:full-path="Pictures/1000000100000239000001AE583F1736366B8981.png" manifest:media-type="image/png"/>
  <manifest:file-entry manifest:full-path="Pictures/1000000100000239000001AE2646DCFD979B8571.png" manifest:media-type="image/png"/>
  <manifest:file-entry manifest:full-path="Pictures/1000000100000239000001AEA208CB9E94AC4BD2.png" manifest:media-type="image/png"/>
  <manifest:file-entry manifest:full-path="Pictures/100000010000024B000001AE68929DE40712BF8D.png" manifest:media-type="image/png"/>
  <manifest:file-entry manifest:full-path="Pictures/1000000100000239000001AE3424AD604AC6068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8.839cm" svg:height="6.68cm" svg:x="0.661cm" svg:y="1cm">
            <draw:image xlink:href="Pictures/1000000100000239000001AE2646DCFD979B8571.png" xlink:type="simple" xlink:show="embed" xlink:actuate="onLoad" draw:mime-type="image/png">
              <text:p/>
            </draw:image>
          </draw:frame>
          <draw:frame draw:style-name="gr1" draw:text-style-name="P1" draw:layer="layout" svg:width="8.84cm" svg:height="6.681cm" svg:x="9.5cm" svg:y="1cm">
            <draw:image xlink:href="Pictures/1000000100000239000001AE3424AD604AC6068D.png" xlink:type="simple" xlink:show="embed" xlink:actuate="onLoad" draw:mime-type="image/png">
              <text:p/>
            </draw:image>
          </draw:frame>
          <draw:frame draw:style-name="gr1" draw:text-style-name="P1" draw:layer="layout" svg:width="9.12cm" svg:height="6.681cm" svg:x="18.4cm" svg:y="1cm">
            <draw:image xlink:href="Pictures/100000010000024B000001AE68929DE40712BF8D.png" xlink:type="simple" xlink:show="embed" xlink:actuate="onLoad" draw:mime-type="image/png">
              <text:p/>
            </draw:image>
          </draw:frame>
          <draw:frame draw:style-name="gr1" draw:text-style-name="P1" draw:layer="layout" svg:width="8.839cm" svg:height="6.68cm" svg:x="0.661cm" svg:y="7.68cm">
            <draw:image xlink:href="Pictures/1000000100000239000001AEA208CB9E94AC4BD2.png" xlink:type="simple" xlink:show="embed" xlink:actuate="onLoad" draw:mime-type="image/png">
              <text:p/>
            </draw:image>
          </draw:frame>
          <draw:frame draw:style-name="gr1" draw:text-style-name="P1" draw:layer="layout" svg:width="8.841cm" svg:height="6.681cm" svg:x="9.559cm" svg:y="7.682cm">
            <draw:image xlink:href="Pictures/1000000100000239000001AEFCF3DB545CCCC66E.png" xlink:type="simple" xlink:show="embed" xlink:actuate="onLoad" draw:mime-type="image/png">
              <text:p/>
            </draw:image>
          </draw:frame>
          <draw:frame draw:style-name="gr1" draw:text-style-name="P1" draw:layer="layout" svg:width="8.839cm" svg:height="6.682cm" svg:x="18.4cm" svg:y="7.681cm">
            <draw:image xlink:href="Pictures/1000000100000239000001AE583F1736366B8981.png" xlink:type="simple" xlink:show="embed" xlink:actuate="onLoad" draw:mime-type="image/png">
              <text:p/>
            </draw:image>
          </draw:frame>
          <draw:frame draw:style-name="gr2" draw:text-style-name="P2" draw:layer="layout" svg:width="1.065cm" svg:height="0.962cm" svg:x="0.2cm" svg:y="0.915cm">
            <draw:text-box>
              <text:p>1)</text:p>
            </draw:text-box>
          </draw:frame>
          <draw:frame draw:style-name="gr2" draw:text-style-name="P2" draw:layer="layout" svg:width="1.065cm" svg:height="0.962cm" svg:x="0.135cm" svg:y="7.5cm">
            <draw:text-box>
              <text:p>2)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7:49:55.371473185</meta:creation-date>
    <dc:date>2023-07-31T17:58:30.402235959</dc:date>
    <meta:editing-duration>PT1M20S</meta:editing-duration>
    <meta:editing-cycles>1</meta:editing-cycles>
    <meta:generator>LibreOffice/7.5.3.2$MacOSX_AARCH64 LibreOffice_project/9f56dff12ba03b9acd7730a5a481eea045e468f3</meta:generator>
    <meta:document-statistic meta:object-count="32"/>
  </office:meta>
</office:document-meta>
</file>